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fo:color="#ff0000" style:font-name="Arial" fo:font-size="10pt" style:font-size-asian="10pt" style:font-size-complex="10pt"/>
    </style:style>
    <style:style style:name="P4" style:family="paragraph" style:parent-style-name="Standard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text-properties fo:color="#00ae00" style:font-name="Arial" fo:font-size="10pt" style:font-size-asian="10pt" style:font-size-complex="10pt"/>
    </style:style>
    <style:style style:name="P8" style:family="paragraph" style:parent-style-name="Standard"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1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2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ae00"/>
    </style:style>
    <style:style style:name="T2" style:family="text">
      <style:text-properties fo:color="#00ae00" style:font-name="Courier New" style:font-name-asian="Courier New" style:font-name-complex="Courier New"/>
    </style:style>
    <style:style style:name="T3" style:family="text">
      <style:text-properties fo:color="#00ae00" fo:font-weight="bold" style:font-weight-asian="bold" style:font-weight-complex="bold"/>
    </style:style>
    <style:style style:name="T4" style:family="text">
      <style:text-properties fo:font-weight="normal" style:font-name-asian="Courier New" style:font-weight-asian="normal" style:font-name-complex="Courier New" style:font-weight-complex="normal"/>
    </style:style>
    <style:style style:name="T5" style:family="text">
      <style:text-properties style:font-name="Courier New"/>
    </style:style>
    <style:style style:name="T6" style:family="text">
      <style:text-properties style:font-name="Courier New" fo:font-weight="normal" style:font-name-asian="Courier New" style:font-weight-asian="normal" style:font-name-complex="Courier New" style:font-weight-complex="normal"/>
    </style:style>
    <style:style style:name="T7" style:family="text">
      <style:text-properties fo:color="#7f0055"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c0"/>
    </style:style>
    <style:style style:name="T10" style:family="text">
      <style:text-properties fo:color="#557f5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0000" style:font-name="Courier New" style:font-name-asian="Courier New" style:font-name-complex="Courier New"/>
    </style:style>
    <style:style style:name="T13" style:family="text">
      <style:text-properties fo:color="#ff950e"/>
    </style:style>
    <style:style style:name="T14" style:family="text">
      <style:text-properties fo:color="#ff950e" style:font-name="Courier New" fo:font-weight="normal" style:font-name-asian="Courier New" style:font-weight-asian="normal" style:font-name-complex="Courier New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Aby wyłączyć AcmeDemoBundle(przykładowy projekt) musimy zakomentować natępujacy routing:</text:p>
      <text:p text:style-name="P1"/>
      <text:p text:style-name="P3"># app/config/routing_dev.yml</text:p>
      <text:p text:style-name="P3"/>
      <text:p text:style-name="P4">#_welcome:</text:p>
      <text:p text:style-name="P14"># <text:s text:c="3"/>pattern: <text:s/>/</text:p>
      <text:p text:style-name="P14"># <text:s text:c="3"/>defaults: { _controller: AcmeDemoBundle:Welcome:index }</text:p>
      <text:p text:style-name="P14"/>
      <text:p text:style-name="P14">#_demo_secured:</text:p>
      <text:p text:style-name="P14"># <text:s text:c="3"/>resource: "@AcmeDemoBundle/Controller/SecuredController.php"</text:p>
      <text:p text:style-name="P14"># <text:s text:c="3"/>type: <text:s text:c="4"/>annotation</text:p>
      <text:p text:style-name="P14"/>
      <text:p text:style-name="P14">#_demo:</text:p>
      <text:p text:style-name="P14"># <text:s text:c="3"/>resource: "@AcmeDemoBundle/Controller/DemoController.php"</text:p>
      <text:p text:style-name="P14"># <text:s text:c="3"/>type: <text:s text:c="4"/>annotation</text:p>
      <text:p text:style-name="P14"># <text:s text:c="3"/>prefix: <text:s text:c="2"/>/demo</text:p>
      <text:p text:style-name="P1"/>
      <text:p text:style-name="P1">2. Możemy usunąć pliki domyślnego projektu:</text:p>
      <text:p text:style-name="P1"/>
      <text:p text:style-name="P3">src/Ens/JobeetBundle/Controller/DefaultController.php</text:p>
      <text:p text:style-name="P3">src/Ens/JobeetBundle/Resources/views/Default/index.html.twig</text:p>
      <text:p text:style-name="P3"/>
      <text:p text:style-name="P1">3.Routing projektu jobeet2 - Routing Configuration</text:p>
      <text:p text:style-name="P1"/>
      <text:p text:style-name="P1"/>
      <text:p text:style-name="P7"># app/config/routing.yml</text:p>
      <text:p text:style-name="P1"/>
      <text:p text:style-name="P6">ens_jobeet:</text:p>
      <text:p text:style-name="P15"><text:s text:c="4"/>resource: "@EnsJobeetBundle/Resources/config/routing.yml"</text:p>
      <text:p text:style-name="P15"><text:s text:c="4"/>prefix: <text:s text:c="2"/>/</text:p>
      <text:p text:style-name="P1"/>
      <text:p text:style-name="P1"/>
      <text:p text:style-name="P9"># src/Ens/JobeetBundle/Resources/config/routing.yml</text:p>
      <text:p text:style-name="P2"/>
      <text:p text:style-name="P15">ens_jobeet_job:</text:p>
      <text:p text:style-name="P15"><text:s text:c="4"/>resource: "@EnsJobeetBundle/Resources/config/routing/job.yml"</text:p>
      <text:p text:style-name="P15"><text:s text:c="4"/>prefix: /job</text:p>
      <text:p text:style-name="P15"/>
      <text:p text:style-name="P14">#usuwamy</text:p>
      <text:p text:style-name="P14"/>
      <text:p text:style-name="P14">ens_jobeet_homepage:</text:p>
      <text:p text:style-name="P14"><text:s text:c="4"/>pattern: <text:s/>/hello/{name}</text:p>
      <text:p text:style-name="P14"><text:s text:c="4"/>defaults: { _controller: EnsJobeetBundle:Default:index }</text:p>
      <text:p text:style-name="P18"/>
      <text:p text:style-name="P18">#dodajemy</text:p>
      <text:p text:style-name="P18"/>
      <text:p text:style-name="P18">ens_jobeet_homepage:</text:p>
      <text:p text:style-name="P18"><text:s text:c="4"/>pattern: <text:s/>/</text:p>
      <text:p text:style-name="P18"><text:s text:c="4"/>defaults: { _controller: EnsJobeetBundle:Job:index }</text:p>
      <text:p text:style-name="P15"/>
      <text:p text:style-name="P16"/>
      <text:p text:style-name="P17"># src/Ens/JobeetBundle/Resources/config/routing/job.yml</text:p>
      <text:p text:style-name="P16"/>
      <text:p text:style-name="P15">ens_job:</text:p>
      <text:p text:style-name="P15"><text:s text:c="4"/>pattern: <text:s/>/</text:p>
      <text:p text:style-name="P15"><text:s text:c="4"/>defaults: { _controller: "EnsJobeetBundle:Job:index" }</text:p>
      <text:p text:style-name="P15"/>
      <text:p text:style-name="P15">ens_job_show:</text:p>
      <text:p text:style-name="P15"><text:s text:c="4"/>pattern: <text:s/>/{id}/show</text:p>
      <text:p text:style-name="P15"><text:s text:c="4"/>defaults: { _controller: "EnsJobeetBundle:Job:show" }</text:p>
      <text:p text:style-name="P15"/>
      <text:p text:style-name="P15">ens_job_new:</text:p>
      <text:p text:style-name="P15"><text:s text:c="4"/>pattern: <text:s/>/new</text:p>
      <text:p text:style-name="P15"><text:soft-page-break/><text:s text:c="4"/>defaults: { _controller: "EnsJobeetBundle:Job:new" }</text:p>
      <text:p text:style-name="P15"/>
      <text:p text:style-name="P15">ens_job_create:</text:p>
      <text:p text:style-name="P15"><text:s text:c="4"/>pattern: <text:s/>/create</text:p>
      <text:p text:style-name="P15"><text:s text:c="4"/>defaults: { _controller: "EnsJobeetBundle:Job:create" }</text:p>
      <text:p text:style-name="P15"><text:s text:c="4"/>requirements: { _method: post }</text:p>
      <text:p text:style-name="P15"/>
      <text:p text:style-name="P15">ens_job_edit:</text:p>
      <text:p text:style-name="P15"><text:s text:c="4"/>pattern: <text:s/>/{id}/edit</text:p>
      <text:p text:style-name="P15"><text:s text:c="4"/>defaults: { _controller: "EnsJobeetBundle:Job:edit" }</text:p>
      <text:p text:style-name="P15"/>
      <text:p text:style-name="P15">ens_job_update:</text:p>
      <text:p text:style-name="P15"><text:s text:c="4"/>pattern: <text:s/>/{id}/update</text:p>
      <text:p text:style-name="P15"><text:s text:c="4"/>defaults: { _controller: "EnsJobeetBundle:Job:update" }</text:p>
      <text:p text:style-name="P15"><text:s text:c="4"/>requirements: { _method: post }</text:p>
      <text:p text:style-name="P15"/>
      <text:p text:style-name="P15">ens_job_delete:</text:p>
      <text:p text:style-name="P15"><text:s text:c="4"/>pattern: <text:s/>/{id}/delete</text:p>
      <text:p text:style-name="P15"><text:s text:c="4"/>defaults: { _controller: "EnsJobeetBundle:Job:delete" }</text:p>
      <text:p text:style-name="P15"><text:s text:c="4"/>requirements: { _method: post }</text:p>
      <text:p text:style-name="P1"/>
      <text:p text:style-name="P1"/>
      <text:p text:style-name="P10">4. Zmiana w głównym widoku</text:p>
      <text:p text:style-name="P10"/>
      <text:p text:style-name="P10">{# src/Ens/JobeetBundle/Resources/views/layout.html.twig #}</text:p>
      <text:p text:style-name="P10"/>
      <text:p text:style-name="P10"><text:s text:c="10"/>&lt;h1&gt;&lt;a href="{{ path('<text:span text:style-name="T2">ens_jobeet_homepage</text:span>') }}"&gt;</text:p>
      <text:p text:style-name="P10"><text:s text:c="12"/>&lt;img src="{{ asset('bundles/ensjobeet/images/logo.jpg') }}" alt="Jobeet Job Board" /&gt;</text:p>
      <text:p text:style-name="P10"><text:s text:c="10"/>&lt;/a&gt;&lt;/h1&gt;</text:p>
      <text:p text:style-name="P10"/>
      <text:p text:style-name="P10"><text:s text:c="14"/>&lt;h2&gt;Ask for people&lt;/h2&gt;</text:p>
      <text:p text:style-name="P10"><text:s text:c="14"/>&lt;div&gt;</text:p>
      <text:p text:style-name="P10"><text:s text:c="16"/>&lt;a href="{{ path('<text:span text:style-name="T1">ens_jobeet_homepage</text:span>') }}"&gt;Post a Job&lt;/a&gt;</text:p>
      <text:p text:style-name="P10"><text:s text:c="14"/>&lt;/div&gt;</text:p>
      <text:p text:style-name="P10"/>
      <text:p text:style-name="P10">5. <text:span text:style-name="T4">Czyszczenie cache:</text:span></text:p>
      <text:p text:style-name="P20"/>
      <text:p text:style-name="P23">php app/console cache:clear --env=prod</text:p>
      <text:p text:style-name="P13">php app/console cache:clear –env=dev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oft-page-break/>1. Zmiana wyświetlania adresu URL dla oferty do postaci:</text:p>
      <text:p text:style-name="P11"/>
      <text:p text:style-name="P11"><text:tab/>/job/{company}/{location}/{id}/{position}</text:p>
      <text:p text:style-name="P11"/>
      <text:p text:style-name="P11"/>
      <text:p text:style-name="P11">2. Edytujemy plik i wprowadzamy zmianę:</text:p>
      <text:p text:style-name="P11"/>
      <text:p text:style-name="P11"># src/Ens/JobeetBundle/Resources/config/routing/job.yml</text:p>
      <text:p text:style-name="P11"># ...</text:p>
      <text:p text:style-name="P11"/>
      <text:p text:style-name="P12">ens_job_show:</text:p>
      <text:p text:style-name="P15"><text:s text:c="4"/>pattern: <text:s/>/{id}/show</text:p>
      <text:p text:style-name="P15"><text:s text:c="4"/>defaults: { _controller: "EnsJobeetBundle:Job:show" }</text:p>
      <text:p text:style-name="P15"/>
      <text:p text:style-name="P16">zmieniamy wpis na:</text:p>
      <text:p text:style-name="P15"/>
      <text:p text:style-name="P18">ens_job_show:</text:p>
      <text:p text:style-name="P18"><text:s text:c="4"/>pattern: <text:s/><text:span text:style-name="T5">/</text:span><text:span text:style-name="T6">{company}/{location}/{id}/{position}</text:span></text:p>
      <text:p text:style-name="P18"><text:s text:c="4"/>defaults: { _controller: "EnsJobeetBundle:Job:show" }</text:p>
      <text:p text:style-name="P11"/>
      <text:p text:style-name="P11">3. Zmieniamy link do oferty:</text:p>
      <text:p text:style-name="P11"/>
      <text:p text:style-name="P11">{# src/Ens/JobeetBundle/Resources/views/Job/index.html.twig #}</text:p>
      <text:p text:style-name="P11"/>
      <text:p text:style-name="P11">&lt;td class="position"&gt;</text:p>
      <text:p text:style-name="P11"><text:s text:c="14"/>&lt;a href="{{ path('ens_job_show', { 'id': entity.id }) }}"&gt;</text:p>
      <text:p text:style-name="P11"><text:s text:c="16"/>{{ entity.position }}</text:p>
      <text:p text:style-name="P11"><text:s text:c="14"/>&lt;/a&gt;</text:p>
      <text:p text:style-name="P11">&lt;/td&gt;</text:p>
      <text:p text:style-name="P11"/>
      <text:p text:style-name="P20">zmieniamy wpis na:</text:p>
      <text:p text:style-name="P21"/>
      <text:p text:style-name="P11">&lt;td class="position"&gt;</text:p>
      <text:p text:style-name="P8">&lt;a href="{{ path('ens_job_show', { 'id': entity.id, 'company': entity.company, 'location': entity.location, 'position': entity.position }) }}"&gt;</text:p>
      <text:p text:style-name="P11"><text:s text:c="16"/>{{ entity.position }}</text:p>
      <text:p text:style-name="P11"><text:s text:c="14"/>&lt;/a&gt;</text:p>
      <text:p text:style-name="P11">&lt;/td&gt;</text:p>
      <text:p text:style-name="P11"/>
      <text:p text:style-name="P11">4. Usunięcie przecinkow i znakow specjalnych</text:p>
      <text:p text:style-name="P11"/>
      <text:p text:style-name="P11">// src/Ens/JobeetBundle/Entity/Job.php</text:p>
      <text:p text:style-name="P11"><text:s/><text:span text:style-name="T12">&lt;?php</text:span></text:p>
      <text:p text:style-name="P24">namespace Ens\JobeetBundle\Entity;</text:p>
      <text:p text:style-name="P15"><text:span text:style-name="T7">use </text:span><text:span text:style-name="T8">Doctrine\ORM\Mapping </text:span><text:span text:style-name="T7">as </text:span><text:span text:style-name="T8">ORM;</text:span></text:p>
      <text:p text:style-name="P15"><text:span text:style-name="T3">use </text:span><text:span text:style-name="T1">Ens\JobeetBundle\Utils\Jobeet </text:span><text:span text:style-name="T3">as </text:span><text:span text:style-name="T1">Jobeet; &lt;- </text:span><text:span text:style-name="T13">odpalenie pliku </text:span><text:span text:style-name="T14">Jobeet.php z katalogu <text:s/>Utils</text:span></text:p>
      <text:p text:style-name="P18"/>
      <text:p text:style-name="P15"><text:span text:style-name="T7">class </text:span><text:span text:style-name="T8">Job</text:span></text:p>
      <text:p text:style-name="P24">{ <text:s/></text:p>
      <text:p text:style-name="P18"><text:s text:c="4"/><text:span text:style-name="T11">public function </text:span>getCompanySlug()</text:p>
      <text:p text:style-name="P18"><text:s text:c="4"/>{</text:p>
      <text:p text:style-name="P18"><text:s text:c="8"/><text:span text:style-name="T11">return </text:span>Jobeet::slugify($this-&gt;getCompany());</text:p>
      <text:p text:style-name="P18"><text:s text:c="4"/>}</text:p>
      <text:p text:style-name="P18"><text:s text:c="4"/><text:span text:style-name="T11">public function </text:span>getPositionSlug()</text:p>
      <text:p text:style-name="P18"><text:s text:c="4"/>{</text:p>
      <text:p text:style-name="P18"><text:s text:c="8"/><text:span text:style-name="T11">return </text:span>Jobeet::slugify($this-&gt;getPosition());</text:p>
      <text:p text:style-name="P18"><text:s text:c="4"/>}</text:p>
      <text:p text:style-name="P18"><text:s text:c="4"/><text:span text:style-name="T11">public function </text:span>getLocationSlug()</text:p>
      <text:p text:style-name="P18"><text:s text:c="4"/>{</text:p>
      <text:p text:style-name="P18"><text:s text:c="8"/><text:span text:style-name="T11">return </text:span>Jobeet::slugify($this-&gt;getLocation());</text:p>
      <text:p text:style-name="P18"><text:s text:c="4"/>} </text:p>
      <text:p text:style-name="P24">}</text:p>
      <text:p text:style-name="P11"><text:soft-page-break/>5. Dodanie katalogu i klasy Utils/Jobeet.php</text:p>
      <text:p text:style-name="P11"/>
      <text:p text:style-name="P11">// src/Ens/JobeetBundle/<text:span text:style-name="T1">Utils/Jobeet.php</text:span></text:p>
      <text:p text:style-name="P11"><text:s/></text:p>
      <text:p text:style-name="P5">&lt;?php</text:p>
      <text:p text:style-name="P15"/>
      <text:p text:style-name="P26">// src/Ens/JobeetBundle/Utils/Jobeet.php</text:p>
      <text:p text:style-name="P24"><text:s/></text:p>
      <text:p text:style-name="P24">namespace Ens\JobeetBundle\Utils;</text:p>
      <text:p text:style-name="P15"><text:span text:style-name="T7">class </text:span><text:span text:style-name="T8">Jobeet</text:span></text:p>
      <text:p text:style-name="P24">{</text:p>
      <text:p text:style-name="P15"><text:span text:style-name="T8"><text:s text:c="4"/></text:span><text:span text:style-name="T7">static public function </text:span><text:span text:style-name="T8">slugify($text)</text:span></text:p>
      <text:p text:style-name="P24"><text:s text:c="4"/>{</text:p>
      <text:p text:style-name="P15"><text:span text:style-name="T8"><text:s text:c="8"/></text:span><text:span text:style-name="T10">// replace all non letters or digits by -</text:span></text:p>
      <text:p text:style-name="P15"><text:span text:style-name="T8"><text:s text:c="8"/>$text = preg_replace(</text:span><text:span text:style-name="T9">'/\W+/'</text:span><text:span text:style-name="T8">, </text:span><text:span text:style-name="T9">'-'</text:span><text:span text:style-name="T8">, $text);</text:span></text:p>
      <text:p text:style-name="P24"><text:s/></text:p>
      <text:p text:style-name="P15"><text:span text:style-name="T8"><text:s text:c="8"/></text:span><text:span text:style-name="T10">// trim and lowercase</text:span></text:p>
      <text:p text:style-name="P15"><text:span text:style-name="T8"><text:s text:c="8"/>$text = strtolower(trim($text, </text:span><text:span text:style-name="T9">'-'</text:span><text:span text:style-name="T8">));</text:span></text:p>
      <text:p text:style-name="P24"><text:s/></text:p>
      <text:p text:style-name="P15"><text:span text:style-name="T8"><text:s text:c="8"/></text:span><text:span text:style-name="T7">return </text:span><text:span text:style-name="T8">$text;</text:span></text:p>
      <text:p text:style-name="P24"><text:s text:c="4"/>}</text:p>
      <text:p text:style-name="P24">}</text:p>
      <text:p text:style-name="P24"/>
      <text:p text:style-name="P25">6. Jeszcze raz zmieniamy wpis na stronie głównej ofert:</text:p>
      <text:p text:style-name="P24"/>
      <text:p text:style-name="P24">&lt;!-- src/Ens/JobeetBundle/Resources/views/Job/index.html.twig --&gt;</text:p>
      <text:p text:style-name="P24"/>
      <text:p text:style-name="P20">&lt;a href="{{ path('ens_job_show', { 'id': entity.id, 'company': entity.company, 'location': entity.location, 'position': entity.position }) }}"&gt;</text:p>
      <text:p text:style-name="P24"/>
      <text:p text:style-name="P24">&lt;!-- ... --&gt;</text:p>
      <text:p text:style-name="P18">&lt;a href="{{ path('ens_job_show', { 'id': entity.id, 'company': entity.companyslug, 'location': entity.locationslug, 'position': entity.positionslug}) }}"&gt;</text:p>
      <text:p text:style-name="P18"><text:s text:c="2"/>{{ entity.position }}</text:p>
      <text:p text:style-name="P18">&lt;/a&gt;</text:p>
      <text:p text:style-name="P24">&lt;!-- ... --&gt;</text:p>
      <text:p text:style-name="P24"/>
      <text:p text:style-name="P24"/>
      <text:p text:style-name="P25">7. Do routingu dodajemy jeszcze:</text:p>
      <text:p text:style-name="P11"/>
      <text:p text:style-name="P11"># src/Ens/JobeetBundle/Resources/config/routing/job.yml</text:p>
      <text:p text:style-name="P15"/>
      <text:p text:style-name="P22">ens_job_show:</text:p>
      <text:p text:style-name="P22"><text:s text:c="4"/>pattern: <text:s/><text:span text:style-name="T5">/</text:span><text:span text:style-name="T6">{company}/{location}/{id}/{position}</text:span></text:p>
      <text:p text:style-name="P21"><text:s text:c="4"/>defaults: { _controller: "EnsJobeetBundle:Job:show" }</text:p>
      <text:p text:style-name="P19"><text:s text:c="4"/>requirements:</text:p>
      <text:p text:style-name="P19"><text:s text:c="8"/>id: <text:s/>\d+</text:p>
      <text:p text:style-name="P19"/>
      <text:p text:style-name="P10">8. <text:span text:style-name="T4">Czyszczenie cache:</text:span></text:p>
      <text:p text:style-name="P20"/>
      <text:p text:style-name="P23">php app/console cache:clear --env=prod</text:p>
      <text:p text:style-name="P23">php app/console cache:clear –env=dev</text:p>
      <text:p text:style-name="P23"/>
      <text:p text:style-name="P20">9. Informacje na temat routingu:</text:p>
      <text:p text:style-name="P23"/>
      <text:p text:style-name="P20">Uzyskanie infromacji na temat route w projekcie:</text:p>
      <text:p text:style-name="P23"><text:tab/>php app/console router:debug</text:p>
      <text:p text:style-name="P23"/>
      <text:p text:style-name="P20">Szczegółowe informację na temat konkretnego routingu:</text:p>
      <text:p text:style-name="P23"><text:tab/>php app/console router:debug ens_job_sh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47M36S</meta:editing-duration>
    <meta:editing-cycles>48</meta:editing-cycles>
    <meta:generator>OpenOffice.org/3.3$Win32 OpenOffice.org_project/330m20$Build-9567</meta:generator>
    <dc:date>2015-06-12T16:05:03.37</dc:date>
    <dc:creator>szymon idczak</dc:creator>
    <meta:document-statistic meta:table-count="0" meta:image-count="0" meta:object-count="0" meta:page-count="4" meta:paragraph-count="158" meta:word-count="493" meta:character-count="5322"/>
    <meta:user-defined meta:name="Info 1"/>
    <meta:user-defined meta:name="Info 2"/>
    <meta:user-defined meta:name="Info 3"/>
    <meta:user-defined meta:name="Info 4"/>
  </office:meta>
</office:document-meta>
</file>